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744cm" fo:min-width="2.95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356cm" fo:min-width="2.503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.241cm" fo:min-width="4.166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0.896cm" fo:min-width="3.44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1.584cm" fo:min-width="3.68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.126cm" fo:min-width="3.7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1.235cm" fo:min-width="2.539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814cm" fo:min-width="4.00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356cm" fo:min-width="3.392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929cm" fo:min-width="3.33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1.409cm" fo:min-width="4.656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1.146cm" fo:min-width="2.921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1.126cm" fo:min-width="3.551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1.897cm" fo:min-width="4.483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0.896cm" fo:min-width="3.362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1.699cm" fo:min-width="4.609cm"/>
    </style:style>
    <style:style style:name="gr18" style:family="graphic" style:parent-style-name="standard">
      <style:graphic-properties draw:fill-color="#cfe7f5" draw:textarea-horizontal-align="justify" draw:textarea-vertical-align="middle" draw:auto-grow-height="false" fo:min-height="1.929cm" fo:min-width="4.966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1.048cm" fo:min-width="3.805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1.336cm" fo:min-width="4.029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1.393cm" fo:min-width="5.166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1.148cm" fo:min-width="3.668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1.15cm" fo:min-width="4.747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2.194cm" fo:min-width="5.078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1.356cm" fo:min-width="3.138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1.241cm" fo:min-width="3.785cm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1.966cm" fo:min-width="4.215cm"/>
    </style:style>
    <style:style style:name="gr28" style:family="graphic" style:parent-style-name="standard">
      <style:graphic-properties draw:fill-color="#cfe7f5" draw:textarea-horizontal-align="justify" draw:textarea-vertical-align="middle" draw:auto-grow-height="false" fo:min-height="1.641cm" fo:min-width="5.519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1.594cm" fo:min-width="5.017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1.15cm" fo:min-width="4.112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1.851cm" fo:min-width="5.497cm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1.851cm" fo:min-width="4.989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2.309cm" fo:min-width="4.876cm"/>
    </style:style>
    <style:style style:name="gr34" style:family="graphic" style:parent-style-name="standard">
      <style:graphic-properties draw:fill-color="#cfe7f5" draw:textarea-horizontal-align="justify" draw:textarea-vertical-align="middle" draw:auto-grow-height="false" fo:min-height="1.851cm" fo:min-width="5.053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1.621cm" fo:min-width="5.077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2.194cm" fo:min-width="5.65cm"/>
    </style:style>
    <style:style style:name="gr37" style:family="graphic" style:parent-style-name="standard">
      <style:graphic-properties draw:fill-color="#cfe7f5" draw:textarea-horizontal-align="justify" draw:textarea-vertical-align="middle" draw:auto-grow-height="false" fo:min-height="2.194cm" fo:min-width="4.888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1.335cm" fo:min-width="5.299cm"/>
    </style:style>
    <style:style style:name="gr39" style:family="graphic" style:parent-style-name="standard">
      <style:graphic-properties draw:fill-color="#cfe7f5" draw:textarea-horizontal-align="justify" draw:textarea-vertical-align="middle" draw:auto-grow-height="false" fo:min-height="1.764cm" fo:min-width="5.886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1.966cm" fo:min-width="5.866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0.991cm" fo:min-width="3.811cm"/>
    </style:style>
    <style:style style:name="gr42" style:family="graphic" style:parent-style-name="standard">
      <style:graphic-properties draw:fill-color="#cfe7f5" draw:textarea-horizontal-align="justify" draw:textarea-vertical-align="middle" draw:auto-grow-height="false" fo:min-height="1.736cm" fo:min-width="5.001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cfe7f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cfe7f5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990000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0000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56cm" svg:height="1.1cm" svg:x="50.221cm" svg:y="46.551cm">
          <text:p text:style-name="P1">Document</text:p>
          <text:p text:style-name="P1"><text:span text:style-name="T1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5" draw:id="id35" draw:layer="layout" svg:width="3.175cm" svg:height="1.778cm" svg:x="35.925cm" svg:y="46.212cm">
          <text:p text:style-name="P1">Entry</text:p>
          <text:p text:style-name="P1"><text:span text:style-name="T1">PK:DB_entry_ID</text:span></text:p>
          <text:p text:style-name="P1"><text:span text:style-name="T2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26cm" svg:height="1.651cm" svg:x="28.051cm" svg:y="21.447cm">
          <text:p text:style-name="P3"><text:span text:style-name="T3">Study_entry_list</text:span></text:p>
          <text:p text:style-name="P3"><text:span text:style-name="T4">PK:DB_Study_ID,</text:span></text:p>
          <text:p text:style-name="P3"><text:span text:style-name="T4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064cm" svg:height="1.27cm" svg:x="34.147cm" svg:y="21.637cm">
          <text:p text:style-name="P3"><text:span text:style-name="T3">Project</text:span></text:p>
          <text:p text:style-name="P3"><text:span text:style-name="T4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.382cm" svg:height="2.032cm" svg:x="44.846cm" svg:y="24.114cm">
          <text:p text:style-name="P1">City_Site</text:p>
          <text:p text:style-name="P1"><text:span text:style-name="T1">PK:DB_City_Site_ID</text:span></text:p>
          <text:p text:style-name="P1"><text:span text:style-name="T2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4.382cm" svg:height="1.524cm" svg:x="44.846cm" svg:y="21.193cm">
          <text:p text:style-name="P3"><text:span text:style-name="T3">Country</text:span></text:p>
          <text:p text:style-name="P3"><text:span text:style-name="T4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7.037cm" svg:y1="24.114cm" svg:x2="47.037cm" svg:y2="22.717cm" draw:start-shape="id1" draw:start-glue-point="0" draw:end-shape="id2" draw:end-glue-point="2" svg:d="M47037 24114v-1397" svg:viewBox="0 0 1 1398">
          <text:p/>
        </draw:connector>
        <draw:connector draw:style-name="gr7" draw:text-style-name="P5" draw:layer="layout" svg:x1="44.612cm" svg:y1="41.322cm" svg:x2="51.999cm" svg:y2="46.551cm" draw:start-shape="id3" draw:start-glue-point="2" draw:end-shape="id4" draw:end-glue-point="0" svg:d="M44612 41322v2615h7387v2614" svg:viewBox="0 0 7388 5230">
          <text:p/>
        </draw:connector>
        <draw:custom-shape draw:style-name="gr8" draw:text-style-name="P2" xml:id="id5" draw:id="id5" draw:layer="layout" svg:width="3.199cm" svg:height="1.645cm" svg:x="43.013cm" svg:y="34.404cm">
          <text:p text:style-name="P1">Journal</text:p>
          <text:p text:style-name="P1"><text:span text:style-name="T1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" draw:id="id3" draw:layer="layout" svg:width="4.723cm" svg:height="2.286cm" svg:x="42.251cm" svg:y="39.036cm">
          <text:p text:style-name="P1">Journal_paper</text:p>
          <text:p text:style-name="P1"><text:span text:style-name="T1">PK:DB_Doc_ID,</text:span></text:p>
          <text:p text:style-name="P1"><text:span text:style-name="T1">DB_Journal_ID</text:span></text:p>
          <text:p text:style-name="P1"><text:span text:style-name="T2">FK1:DB_Doc_ID</text:span></text:p>
          <text:p text:style-name="P1"><text:span text:style-name="T2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4.612cm" svg:y1="39.036cm" svg:x2="44.612cm" svg:y2="36.049cm" draw:start-shape="id3" draw:start-glue-point="0" draw:end-shape="id5" draw:end-glue-point="2" svg:d="M44612 39036v-2987" svg:viewBox="0 0 1 2988">
          <text:p/>
        </draw:connector>
        <draw:custom-shape draw:style-name="gr10" draw:text-style-name="P2" xml:id="id7" draw:id="id7" draw:layer="layout" svg:width="4.064cm" svg:height="1.778cm" svg:x="49.967cm" svg:y="34.337cm">
          <text:p text:style-name="P1">Book</text:p>
          <text:p text:style-name="P1"><text:span text:style-name="T1">PK:DB_Book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" draw:id="id6" draw:layer="layout" svg:width="4.064cm" svg:height="2.413cm" svg:x="49.967cm" svg:y="38.973cm">
          <text:p text:style-name="P1">Book_chapter</text:p>
          <text:p text:style-name="P1"><text:span text:style-name="T1">PK:DB_Doc_ID,</text:span></text:p>
          <text:p text:style-name="P1"><text:span text:style-name="T1">DB_Book_ID</text:span></text:p>
          <text:p text:style-name="P1"><text:span text:style-name="T2">FK1:DB_Doc_ID</text:span></text:p>
          <text:p text:style-name="P1"><text:span text:style-name="T2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1.999cm" svg:y1="38.973cm" svg:x2="51.999cm" svg:y2="36.115cm" draw:start-shape="id6" draw:start-glue-point="0" draw:end-shape="id7" draw:end-glue-point="2" svg:d="M51999 38973v-2858" svg:viewBox="0 0 1 2859">
          <text:p/>
        </draw:connector>
        <draw:connector draw:style-name="gr7" draw:text-style-name="P5" draw:layer="layout" draw:line-skew="2.349cm" svg:x1="57.623cm" svg:y1="35.226cm" svg:x2="49.228cm" svg:y2="25.13cm" draw:start-shape="id8" draw:start-glue-point="3" draw:end-shape="id1" svg:d="M57623 35226h-1848v-10096h-6547" svg:viewBox="0 0 8396 10097">
          <text:p/>
        </draw:connector>
        <draw:custom-shape draw:style-name="gr12" draw:text-style-name="P2" xml:id="id9" draw:id="id9" draw:layer="layout" svg:width="5.334cm" svg:height="1.837cm" svg:x="32.567cm" svg:y="37.794cm">
          <text:p text:style-name="P1">Person_affiliation</text:p>
          <text:p text:style-name="P1"><text:span text:style-name="T1">PK:DB_Person_affiliation_ID</text:span></text:p>
          <text:p text:style-name="P1"><text:span text:style-name="T2">FK1:DB_Person_ID</text:span></text:p>
          <text:p text:style-name="P1"><text:span text:style-name="T2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0" draw:id="id10" draw:layer="layout" svg:width="3.571cm" svg:height="1.546cm" svg:x="33.449cm" svg:y="40.856cm">
          <text:p text:style-name="P1">Person</text:p>
          <text:p text:style-name="P1"><text:span text:style-name="T1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2" draw:id="id12" draw:layer="layout" svg:width="4.199cm" svg:height="1.524cm" svg:x="33.135cm" svg:y="32.115cm">
          <text:p text:style-name="P1">Organization</text:p>
          <text:p text:style-name="P1"><text:span text:style-name="T1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1" draw:id="id11" draw:layer="layout" svg:width="5.215cm" svg:height="2.379cm" svg:x="32.627cm" svg:y="34.605cm">
          <text:p text:style-name="P1">Organization_unit</text:p>
          <text:p text:style-name="P1"><text:span text:style-name="T1">PK:DB_Org_unit_ID</text:span></text:p>
          <text:p text:style-name="P1"><text:span text:style-name="T2">FK1:DB_Organization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35.234cm" svg:y1="39.631cm" svg:x2="35.234cm" svg:y2="40.856cm" draw:start-shape="id9" draw:start-glue-point="2" draw:end-shape="id10" draw:end-glue-point="0" svg:d="M35234 39631v1225" svg:viewBox="0 0 1 1226">
          <text:p/>
        </draw:connector>
        <draw:connector draw:style-name="gr7" draw:text-style-name="P5" draw:layer="layout" svg:x1="35.234cm" svg:y1="34.605cm" svg:x2="35.234cm" svg:y2="33.639cm" draw:start-shape="id11" draw:start-glue-point="0" draw:end-shape="id12" draw:end-glue-point="2" svg:d="M35234 34605v-966" svg:viewBox="0 0 1 967">
          <text:p/>
        </draw:connector>
        <draw:connector draw:style-name="gr7" draw:text-style-name="P5" draw:layer="layout" svg:x1="32.627cm" svg:y1="35.794cm" svg:x2="44.846cm" svg:y2="25.13cm" draw:start-shape="id11" draw:start-glue-point="3" draw:end-shape="id1" draw:end-glue-point="3" svg:d="M32627 35794h-502v-10664h12721" svg:viewBox="0 0 12722 10665">
          <text:p/>
        </draw:connector>
        <draw:custom-shape draw:style-name="gr16" draw:text-style-name="P2" xml:id="id13" draw:id="id13" draw:layer="layout" svg:width="3.986cm" svg:height="1.27cm" svg:x="58.289cm" svg:y="31.226cm">
          <text:p text:style-name="P1">Conference</text:p>
          <text:p text:style-name="P1"><text:span text:style-name="T1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8" draw:id="id8" draw:layer="layout" svg:width="5.319cm" svg:height="2.159cm" svg:x="57.623cm" svg:y="34.147cm">
          <text:p text:style-name="P1">Conference_instance</text:p>
          <text:p text:style-name="P1"><text:span text:style-name="T1">PK:DB_Conference_inst_ID</text:span></text:p>
          <text:p text:style-name="P1">FK1:DB_Conference_ID</text:p>
          <text:p text:style-name="P1">FK2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4" draw:id="id14" draw:layer="layout" svg:width="5.7cm" svg:height="2.413cm" svg:x="57.432cm" svg:y="38.973cm">
          <text:p text:style-name="P1">Conference_abstract</text:p>
          <text:p text:style-name="P1"><text:span text:style-name="T1">PK:DB_Doc_ID,</text:span></text:p>
          <text:p text:style-name="P1"><text:span text:style-name="T1">DB_Conference_inst_ID</text:span></text:p>
          <text:p text:style-name="P1">FK1:DB_Doc_ID</text:p>
          <text:p text:style-name="P1">FK2:DB_Conference_ins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0.282cm" svg:y1="34.147cm" svg:x2="60.282cm" svg:y2="32.496cm" draw:start-shape="id8" draw:start-glue-point="0" draw:end-shape="id13" draw:end-glue-point="2" svg:d="M60282 34147v-1651" svg:viewBox="0 0 1 1652">
          <text:p/>
        </draw:connector>
        <draw:connector draw:style-name="gr7" draw:text-style-name="P5" draw:layer="layout" svg:x1="60.282cm" svg:y1="38.973cm" svg:x2="60.282cm" svg:y2="36.306cm" draw:start-shape="id14" draw:start-glue-point="0" draw:end-shape="id8" draw:end-glue-point="2" svg:d="M60282 38973v-2667" svg:viewBox="0 0 1 2668">
          <text:p/>
        </draw:connector>
        <draw:connector draw:style-name="gr7" draw:text-style-name="P5" draw:layer="layout" svg:x1="51.999cm" svg:y1="41.386cm" svg:x2="51.999cm" svg:y2="46.551cm" draw:start-shape="id6" draw:start-glue-point="2" draw:end-shape="id4" draw:end-glue-point="0" svg:d="M51999 41386v5165" svg:viewBox="0 0 1 5166">
          <text:p/>
        </draw:connector>
        <draw:connector draw:style-name="gr7" draw:text-style-name="P5" draw:layer="layout" svg:x1="51.999cm" svg:y1="34.337cm" svg:x2="49.228cm" svg:y2="25.13cm" draw:start-shape="id7" draw:start-glue-point="0" draw:end-shape="id1" draw:end-glue-point="1" svg:d="M51999 34337v-9207h-2771" svg:viewBox="0 0 2772 9208">
          <text:p/>
        </draw:connector>
        <draw:custom-shape draw:style-name="gr19" draw:text-style-name="P2" xml:id="id16" draw:id="id16" draw:layer="layout" svg:width="4.445cm" svg:height="1.438cm" svg:x="60.493cm" svg:y="59.075cm">
          <text:p text:style-name="P1">Element</text:p>
          <text:p text:style-name="P1"><text:span text:style-name="T1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5" draw:id="id15" draw:layer="layout" svg:width="4.699cm" svg:height="1.756cm" svg:x="60.366cm" svg:y="62.462cm">
          <text:p text:style-name="P1">Nucleus</text:p>
          <text:p text:style-name="P1"><text:span text:style-name="T1">PK:DB_Nucleus_ID</text:span></text:p>
          <text:p text:style-name="P1"><text:span text:style-name="T2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8" draw:id="id18" draw:layer="layout" svg:width="4.699cm" svg:height="1.756cm" svg:x="54.143cm" svg:y="62.462cm">
          <text:p text:style-name="P1">Electron_system</text:p>
          <text:p text:style-name="P1"><text:span text:style-name="T1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7" draw:id="id17" draw:layer="layout" svg:width="5.842cm" svg:height="1.819cm" svg:x="56.81cm" svg:y="69.068cm">
          <text:p text:style-name="P1">Atom</text:p>
          <text:p text:style-name="P1"><text:span text:style-name="T1">PK:DB_Atom_ID</text:span></text:p>
          <text:p text:style-name="P1"><text:span text:style-name="T2">FK1:DB_Nucleus_ID</text:span></text:p>
          <text:p text:style-name="P1"><text:span text:style-name="T2">FK2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2.715cm" svg:y1="62.462cm" svg:x2="62.715cm" svg:y2="60.513cm" draw:start-shape="id15" draw:start-glue-point="0" draw:end-shape="id16" draw:end-glue-point="2" svg:d="M62715 62462v-1949" svg:viewBox="0 0 1 1950">
          <text:p/>
        </draw:connector>
        <draw:connector draw:style-name="gr7" draw:text-style-name="P5" draw:layer="layout" svg:x1="59.731cm" svg:y1="69.068cm" svg:x2="62.715cm" svg:y2="64.218cm" draw:start-shape="id17" draw:start-glue-point="0" draw:end-shape="id15" draw:end-glue-point="2" svg:d="M59731 69068v-2425h2984v-2425" svg:viewBox="0 0 2985 4851">
          <text:p/>
        </draw:connector>
        <draw:connector draw:style-name="gr7" draw:text-style-name="P5" draw:layer="layout" svg:x1="59.731cm" svg:y1="69.068cm" svg:x2="56.492cm" svg:y2="64.218cm" draw:start-shape="id17" draw:start-glue-point="0" draw:end-shape="id18" draw:end-glue-point="2" svg:d="M59731 69068v-2425h-3239v-2425" svg:viewBox="0 0 3240 4851">
          <text:p/>
        </draw:connector>
        <draw:custom-shape draw:style-name="gr22" draw:text-style-name="P2" xml:id="id32" draw:id="id32" draw:layer="layout" svg:width="4.318cm" svg:height="1.548cm" svg:x="80.311cm" svg:y="63.369cm">
          <text:p text:style-name="P1">Chem_comp</text:p>
          <text:p text:style-name="P1"><text:span text:style-name="T1">PK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5" draw:id="id25" draw:layer="layout" svg:width="5.397cm" svg:height="1.55cm" svg:x="65.796cm" svg:y="53.03cm">
          <text:p text:style-name="P1">Biological_function</text:p>
          <text:p text:style-name="P1"><text:span text:style-name="T1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4" draw:id="id24" draw:layer="layout" svg:width="5.842cm" svg:height="2.708cm" svg:x="65.573cm" svg:y="55.986cm">
          <text:p text:style-name="P1">Chem_comp_biological_function</text:p>
          <text:p text:style-name="P1"><text:span text:style-name="T1">PK:DB_Chem_comp_ID,</text:span></text:p>
          <text:p text:style-name="P1"><text:span text:style-name="T1">DB_Biological_function_ID</text:span></text:p>
          <text:p text:style-name="P1"><text:span text:style-name="T2">FK1:DB_Chem_comp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27" draw:id="id27" draw:layer="layout" svg:width="3.81cm" svg:height="1.778cm" svg:x="80.565cm" svg:y="52.916cm">
          <text:p text:style-name="P1">Product</text:p>
          <text:p text:style-name="P1"><text:span text:style-name="T1">PK:DB_Product_ID</text:span></text:p>
          <text:p text:style-name="P1"><text:span text:style-name="T2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28" draw:id="id28" draw:layer="layout" svg:width="4.445cm" svg:height="1.651cm" svg:x="80.248cm" svg:y="48.979cm">
          <text:p text:style-name="P1">Vendor</text:p>
          <text:p text:style-name="P1"><text:span text:style-name="T1">PK:DB_Vendor_ID</text:span></text:p>
          <text:p text:style-name="P1">FK1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6" draw:id="id26" draw:layer="layout" svg:width="4.953cm" svg:height="2.454cm" svg:x="79.994cm" svg:y="56.113cm">
          <text:p text:style-name="P1">Chem_comp_product</text:p>
          <text:p text:style-name="P1"><text:span text:style-name="T1">PK:DB_Chem_comp_ID,</text:span></text:p>
          <text:p text:style-name="P1"><text:span text:style-name="T1">DB_Product_ID</text:span></text:p>
          <text:p text:style-name="P1"><text:span text:style-name="T2">FK1:DB_Chem_comp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3" draw:id="id33" draw:layer="layout" svg:width="6.223cm" svg:height="2.095cm" svg:x="72.765cm" svg:y="56.293cm">
          <text:p text:style-name="P1">Chem_comp_systematic_name</text:p>
          <text:p text:style-name="P1"><text:span text:style-name="T1">PK:DB_Chem_comp_ID,</text:span></text:p>
          <text:p text:style-name="P1"><text:span text:style-name="T1">Naming_system,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34" draw:id="id34" draw:layer="layout" svg:width="5.715cm" svg:height="2.042cm" svg:x="87.782cm" svg:y="56.319cm">
          <text:p text:style-name="P1">Chem_comp_synonym</text:p>
          <text:p text:style-name="P1"><text:span text:style-name="T1">PK:DB_Chem_comp_ID,</text:span></text:p>
          <text:p text:style-name="P1"><text:span text:style-name="T1">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30" draw:id="id30" draw:layer="layout" svg:width="4.762cm" svg:height="1.55cm" svg:x="95.64cm" svg:y="53.03cm">
          <text:p text:style-name="P1">Software</text:p>
          <text:p text:style-name="P1"><text:span text:style-name="T1">PK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29" draw:id="id29" draw:layer="layout" svg:width="6.223cm" svg:height="2.327cm" svg:x="94.91cm" svg:y="56.177cm">
          <text:p text:style-name="P1">Chem_comp_descriptor</text:p>
          <text:p text:style-name="P1"><text:span text:style-name="T1">PK:DB_Chem_comp_ID,</text:span></text:p>
          <text:p text:style-name="P1"><text:span text:style-name="T1">DB_Software_ID,Description_type</text:span></text:p>
          <text:p text:style-name="P1"><text:span text:style-name="T2">FK1:DB_Chem_comp_ID</text:span></text:p>
          <text:p text:style-name="P1"><text:span text:style-name="T2">FK2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1" draw:id="id31" draw:layer="layout" svg:width="5.715cm" svg:height="2.327cm" svg:x="79.613cm" svg:y="68.814cm">
          <text:p text:style-name="P1">Chem_comp_atom</text:p>
          <text:p text:style-name="P1"><text:span text:style-name="T1">PK:DB_Chem_comp_atom_ID,</text:span></text:p>
          <text:p text:style-name="P1"><text:span text:style-name="T2">FK1:DB_Chem_comp_ID</text:span></text:p>
          <text:p text:style-name="P1"><text:span text:style-name="T2">FK2:DB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36" draw:id="id36" draw:layer="layout" svg:width="5.652cm" svg:height="2.835cm" svg:x="104.276cm" svg:y="61.599cm">
          <text:p text:style-name="P1">Chem_comp_atom_characteristic</text:p>
          <text:p text:style-name="P1"><text:span text:style-name="T1">PK:DB_Chem_comp_atom_ID,</text:span></text:p>
          <text:p text:style-name="P1"><text:span text:style-name="T1">Characteristic_name</text:span></text:p>
          <text:p text:style-name="P1"><text:span text:style-name="T2">FK1:DB_Chem_comp_atom_ID</text:span></text:p>
          <text:p text:style-name="P1"><text:span text:style-name="T2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38" draw:id="id38" draw:layer="layout" svg:width="5.779cm" svg:height="2.327cm" svg:x="104.213cm" svg:y="58.404cm">
          <text:p text:style-name="P1">Chem_comp_atom_name</text:p>
          <text:p text:style-name="P1"><text:span text:style-name="T1">PK:DB_Chem_comp_atom_ID,</text:span></text:p>
          <text:p text:style-name="P1"><text:span text:style-name="T1">Naming_system</text:span></text:p>
          <text:p text:style-name="P1"><text:span text:style-name="T2">FK1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39" draw:id="id39" draw:layer="layout" svg:width="5.779cm" svg:height="2.073cm" svg:x="104.213cm" svg:y="65.429cm">
          <text:p text:style-name="P1">Chem_comp_bond</text:p>
          <text:p text:style-name="P1"><text:span text:style-name="T1">PK:DB_Chem_comp_bond_ID</text:span></text:p>
          <text:p text:style-name="P1"><text:span text:style-name="T2">FK1:DB_Chem_comp_atom_ID_1</text:span></text:p>
          <text:p text:style-name="P1"><text:span text:style-name="T2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40" draw:id="id40" draw:layer="layout" svg:width="6.414cm" svg:height="2.708cm" svg:x="103.895cm" svg:y="72.01cm">
          <text:p text:style-name="P1">Chem_comp_torsion_angle</text:p>
          <text:p text:style-name="P1"><text:span text:style-name="T1">PK:DB_Chem_comp_torsion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text:p text:style-name="P1"><text:span text:style-name="T2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37" draw:id="id37" draw:layer="layout" svg:width="5.652cm" svg:height="2.708cm" svg:x="104.276cm" svg:y="68.623cm">
          <text:p text:style-name="P1">Chem_comp_angle</text:p>
          <text:p text:style-name="P1"><text:span text:style-name="T1">PK:DB_Chem_comp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20" draw:id="id20" draw:layer="layout" svg:width="5.969cm" svg:height="1.755cm" svg:x="111.99cm" svg:y="79.385cm">
          <text:p text:style-name="P1">Chem_comp_atom_group</text:p>
          <text:p text:style-name="P1"><text:span text:style-name="T1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19" draw:id="id19" draw:layer="layout" svg:width="6.604cm" svg:height="2.232cm" svg:x="119.237cm" svg:y="79.146cm">
          <text:p text:style-name="P1">Chem_comp_atom_group_characteristic</text:p>
          <text:p text:style-name="P1"><text:span text:style-name="T1">PK:DB_Chem_comp_atom_group_ID,</text:span></text:p>
          <text:p text:style-name="P1"><text:span text:style-name="T1">Characteristic_name</text:span></text:p>
          <text:p text:style-name="P1"><text:span text:style-name="T2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21" draw:id="id21" draw:layer="layout" svg:width="6.604cm" svg:height="2.454cm" svg:x="103.8cm" svg:y="79.035cm">
          <text:p text:style-name="P1">Chem_comp_atom_group_atom</text:p>
          <text:p text:style-name="P1"><text:span text:style-name="T1">PK:DB_Chem_comp_atom_group_ID,</text:span></text:p>
          <text:p text:style-name="P1"><text:span text:style-name="T1">DB_Chem_comp_atom_ID</text:span></text:p>
          <text:p text:style-name="P1"><text:span text:style-name="T2">FK1:DB_Chem_comp_atom_grou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23" draw:id="id23" draw:layer="layout" svg:width="4.445cm" svg:height="1.375cm" svg:x="112.436cm" svg:y="75.995cm">
          <text:p text:style-name="P1">Ambiguity_code</text:p>
          <text:p text:style-name="P1"><text:span text:style-name="T1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22" draw:id="id22" draw:layer="layout" svg:width="5.715cm" svg:height="2.2cm" svg:x="104.245cm" svg:y="75.582cm">
          <text:p text:style-name="P1">Chem_comp_allowed_amb_code</text:p>
          <text:p text:style-name="P1"><text:span text:style-name="T1">PK:DB_Ambiguity_code_ID,</text:span></text:p>
          <text:p text:style-name="P1"><text:span text:style-name="T1">DB_Chem_comp_atom_ID</text:span></text:p>
          <text:p text:style-name="P1"><text:span text:style-name="T2">FK1:DB_Ambiguity_code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119.237cm" svg:y1="80.262cm" svg:x2="117.959cm" svg:y2="80.262cm" draw:start-shape="id19" draw:start-glue-point="3" draw:end-shape="id20" draw:end-glue-point="1" svg:d="M119237 80262h-1278" svg:viewBox="0 0 1279 1">
          <text:p/>
        </draw:connector>
        <draw:connector draw:style-name="gr7" draw:text-style-name="P5" draw:layer="layout" svg:x1="110.404cm" svg:y1="80.262cm" svg:x2="111.99cm" svg:y2="80.262cm" draw:start-shape="id21" draw:start-glue-point="1" draw:end-shape="id20" draw:end-glue-point="3" svg:d="M110404 80262h1586" svg:viewBox="0 0 1587 1">
          <text:p/>
        </draw:connector>
        <draw:connector draw:style-name="gr7" draw:text-style-name="P5" draw:layer="layout" svg:x1="109.96cm" svg:y1="76.682cm" svg:x2="112.436cm" svg:y2="76.682cm" draw:start-shape="id22" draw:start-glue-point="1" draw:end-shape="id23" draw:end-glue-point="3" svg:d="M109960 76682h2476" svg:viewBox="0 0 2477 1">
          <text:p/>
        </draw:connector>
        <draw:connector draw:style-name="gr7" draw:text-style-name="P5" draw:layer="layout" svg:x1="68.494cm" svg:y1="55.986cm" svg:x2="68.494cm" svg:y2="54.58cm" draw:start-shape="id24" draw:start-glue-point="0" draw:end-shape="id25" draw:end-glue-point="2" svg:d="M68494 55986v-1406" svg:viewBox="0 0 1 1407">
          <text:p/>
        </draw:connector>
        <draw:connector draw:style-name="gr7" draw:text-style-name="P5" draw:layer="layout" svg:x1="82.47cm" svg:y1="56.113cm" svg:x2="82.47cm" svg:y2="54.694cm" draw:start-shape="id26" draw:start-glue-point="0" draw:end-shape="id27" draw:end-glue-point="2" svg:d="M82470 56113v-1419" svg:viewBox="0 0 1 1420">
          <text:p/>
        </draw:connector>
        <draw:connector draw:style-name="gr7" draw:text-style-name="P5" draw:layer="layout" svg:x1="82.47cm" svg:y1="52.916cm" svg:x2="82.47cm" svg:y2="50.63cm" draw:start-shape="id27" draw:start-glue-point="0" draw:end-shape="id28" draw:end-glue-point="2" svg:d="M82470 52916v-2286" svg:viewBox="0 0 1 2287">
          <text:p/>
        </draw:connector>
        <draw:connector draw:style-name="gr7" draw:text-style-name="P5" draw:layer="layout" svg:x1="98.021cm" svg:y1="56.177cm" svg:x2="98.021cm" svg:y2="54.58cm" draw:start-shape="id29" draw:start-glue-point="0" draw:end-shape="id30" draw:end-glue-point="2" svg:d="M98021 56177v-1597" svg:viewBox="0 0 1 1598">
          <text:p/>
        </draw:connector>
        <draw:connector draw:style-name="gr7" draw:text-style-name="P5" draw:layer="layout" svg:x1="82.47cm" svg:y1="68.814cm" svg:x2="82.47cm" svg:y2="64.917cm" draw:start-shape="id31" draw:start-glue-point="0" draw:end-shape="id32" draw:end-glue-point="2" svg:d="M82470 68814v-3897" svg:viewBox="0 0 1 3898">
          <text:p/>
        </draw:connector>
        <draw:connector draw:style-name="gr7" draw:text-style-name="P5" draw:layer="layout" svg:x1="79.613cm" svg:y1="69.977cm" svg:x2="62.652cm" svg:y2="69.977cm" draw:start-shape="id31" draw:start-glue-point="3" draw:end-shape="id17" draw:end-glue-point="1" svg:d="M79613 69977h-16961" svg:viewBox="0 0 16962 1">
          <text:p/>
        </draw:connector>
        <draw:connector draw:style-name="gr7" draw:text-style-name="P5" draw:layer="layout" svg:x1="75.876cm" svg:y1="58.388cm" svg:x2="82.47cm" svg:y2="63.369cm" draw:start-shape="id33" draw:start-glue-point="2" draw:end-shape="id32" draw:end-glue-point="0" svg:d="M75876 58388v2491h6594v2490" svg:viewBox="0 0 6595 4982">
          <text:p/>
        </draw:connector>
        <draw:connector draw:style-name="gr7" draw:text-style-name="P5" draw:layer="layout" svg:x1="90.639cm" svg:y1="58.361cm" svg:x2="82.47cm" svg:y2="63.369cm" draw:start-shape="id34" draw:start-glue-point="2" draw:end-shape="id32" draw:end-glue-point="0" svg:d="M90639 58361v2505h-8169v2503" svg:viewBox="0 0 8170 5009">
          <text:p/>
        </draw:connector>
        <draw:connector draw:style-name="gr7" draw:text-style-name="P5" draw:layer="layout" svg:x1="68.494cm" svg:y1="58.694cm" svg:x2="82.47cm" svg:y2="63.369cm" draw:start-shape="id24" draw:start-glue-point="2" draw:end-shape="id32" draw:end-glue-point="0" svg:d="M68494 58694v2338h13976v2337" svg:viewBox="0 0 13977 4676">
          <text:p/>
        </draw:connector>
        <draw:connector draw:style-name="gr7" draw:text-style-name="P5" draw:layer="layout" svg:x1="98.021cm" svg:y1="58.504cm" svg:x2="82.47cm" svg:y2="63.369cm" draw:start-shape="id29" draw:start-glue-point="2" draw:end-shape="id32" draw:end-glue-point="0" svg:d="M98021 58504v2433h-15551v2432" svg:viewBox="0 0 15552 4866">
          <text:p/>
        </draw:connector>
        <draw:connector draw:style-name="gr7" draw:text-style-name="P5" draw:layer="layout" svg:x1="82.47cm" svg:y1="58.567cm" svg:x2="82.47cm" svg:y2="63.369cm" draw:start-shape="id26" draw:start-glue-point="2" draw:end-shape="id32" draw:end-glue-point="0" svg:d="M82470 58567v4802" svg:viewBox="0 0 1 4803">
          <text:p/>
        </draw:connector>
        <draw:connector draw:style-name="gr7" draw:text-style-name="P5" draw:layer="layout" svg:x1="80.248cm" svg:y1="49.804cm" svg:x2="49.228cm" svg:y2="25.13cm" draw:start-shape="id28" draw:start-glue-point="3" draw:end-shape="id1" draw:end-glue-point="1" svg:d="M80248 49804h-15510v-24674h-15510" svg:viewBox="0 0 31021 24675">
          <text:p/>
        </draw:connector>
        <draw:connector draw:style-name="gr7" draw:text-style-name="P5" draw:layer="layout" svg:x1="39.1cm" svg:y1="47.101cm" svg:x2="50.221cm" svg:y2="47.101cm" draw:start-shape="id35" draw:start-glue-point="1" draw:end-shape="id4" draw:end-glue-point="3" svg:d="M39100 47101h11121" svg:viewBox="0 0 11122 1">
          <text:p/>
        </draw:connector>
        <draw:connector draw:style-name="gr7" draw:text-style-name="P5" draw:layer="layout" svg:x1="109.928cm" svg:y1="63.016cm" svg:x2="53.777cm" svg:y2="47.101cm" draw:start-shape="id36" draw:start-glue-point="1" draw:end-shape="id4" draw:end-glue-point="1" svg:d="M109928 63016h502v-15915h-56653" svg:viewBox="0 0 56654 15916">
          <text:p/>
        </draw:connector>
        <draw:connector draw:style-name="gr7" draw:text-style-name="P6" draw:layer="layout" svg:x1="35.234cm" svg:y1="37.794cm" svg:x2="35.234cm" svg:y2="36.984cm" draw:start-shape="id9" draw:start-glue-point="0" draw:end-shape="id11" draw:end-glue-point="2" svg:d="M35234 37794v-810" svg:viewBox="0 0 1 811">
          <text:p/>
        </draw:connector>
        <draw:connector draw:style-name="gr7" draw:text-style-name="P6" draw:layer="layout" svg:x1="60.282cm" svg:y1="41.386cm" svg:x2="51.999cm" svg:y2="46.551cm" draw:start-shape="id14" draw:start-glue-point="2" draw:end-shape="id4" draw:end-glue-point="0" svg:d="M60282 41386v2583h-8283v2582" svg:viewBox="0 0 8284 5166">
          <text:p/>
        </draw:connector>
        <draw:connector draw:style-name="gr7" draw:text-style-name="P6" draw:layer="layout" svg:x1="104.276cm" svg:y1="69.977cm" svg:x2="85.328cm" svg:y2="69.977cm" draw:start-shape="id37" draw:start-glue-point="3" draw:end-shape="id31" draw:end-glue-point="1" svg:d="M104276 69977h-18948" svg:viewBox="0 0 18949 1">
          <text:p/>
        </draw:connector>
        <draw:connector draw:style-name="gr7" draw:text-style-name="P6" draw:layer="layout" draw:line-skew="5.29cm" svg:x1="104.213cm" svg:y1="59.567cm" svg:x2="85.328cm" svg:y2="69.977cm" draw:start-shape="id38" draw:start-glue-point="3" draw:end-shape="id31" draw:end-glue-point="1" svg:d="M104213 59567h-4153v10410h-14732" svg:viewBox="0 0 18886 10411">
          <text:p/>
        </draw:connector>
        <draw:connector draw:style-name="gr7" draw:text-style-name="P6" draw:layer="layout" draw:line-skew="6.147cm" svg:x1="104.276cm" svg:y1="63.016cm" svg:x2="85.328cm" svg:y2="69.977cm" draw:start-shape="id36" draw:start-glue-point="3" draw:end-shape="id31" draw:end-glue-point="1" svg:d="M104276 63016h-3327v6961h-15621" svg:viewBox="0 0 18949 6962">
          <text:p/>
        </draw:connector>
        <draw:connector draw:style-name="gr7" draw:text-style-name="P6" draw:layer="layout" draw:line-skew="7.195cm" svg:x1="104.213cm" svg:y1="66.465cm" svg:x2="85.328cm" svg:y2="69.977cm" draw:start-shape="id39" draw:start-glue-point="3" draw:end-shape="id31" draw:end-glue-point="1" svg:d="M104213 66465h-2248v3512h-16637" svg:viewBox="0 0 18886 3513">
          <text:p/>
        </draw:connector>
        <draw:connector draw:style-name="gr7" draw:text-style-name="P6" draw:layer="layout" draw:line-skew="6.972cm" svg:x1="103.895cm" svg:y1="73.364cm" svg:x2="85.328cm" svg:y2="69.977cm" draw:start-shape="id40" draw:start-glue-point="3" draw:end-shape="id31" draw:end-glue-point="1" svg:d="M103895 73364h-2311v-3387h-16256" svg:viewBox="0 0 18568 3388">
          <text:p/>
        </draw:connector>
        <draw:connector draw:style-name="gr7" draw:text-style-name="P6" draw:layer="layout" draw:line-skew="5.909cm" svg:x1="104.245cm" svg:y1="76.682cm" svg:x2="85.328cm" svg:y2="69.977cm" draw:start-shape="id22" draw:start-glue-point="3" draw:end-shape="id31" draw:end-glue-point="1" svg:d="M104245 76682h-3550v-6705h-15367" svg:viewBox="0 0 18918 6706">
          <text:p/>
        </draw:connector>
        <draw:connector draw:style-name="gr7" draw:text-style-name="P6" draw:layer="layout" draw:line-skew="4.607cm" svg:x1="103.8cm" svg:y1="80.262cm" svg:x2="85.328cm" svg:y2="69.977cm" draw:start-shape="id21" draw:start-glue-point="3" draw:end-shape="id31" draw:end-glue-point="1" svg:d="M103800 80262h-4629v-10285h-13843" svg:viewBox="0 0 18473 102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05T09:38:32.918569627</dc:date>
    <meta:editing-duration>PT1H9M25S</meta:editing-duration>
    <meta:editing-cycles>14</meta:editing-cycles>
    <meta:generator>LibreOffice/5.0.3.2$Linux_X86_64 LibreOffice_project/00m0$Build-2</meta:generator>
    <meta:document-statistic meta:object-count="83"/>
  </office:meta>
</office:document-meta>
</file>